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A00000135A6DB37D07475AB12.png" manifest:media-type="image/png"/>
  <manifest:file-entry manifest:full-path="Pictures/100000010000077C0000012F7E4EC06A29834ABD.png" manifest:media-type="image/png"/>
  <manifest:file-entry manifest:full-path="Pictures/100000010000061B0000011C9117F3E3CF1303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87e" officeooo:paragraph-rsid="0016f87e"/>
    </style:style>
    <style:style style:name="P2" style:family="paragraph" style:parent-style-name="Standard">
      <style:text-properties officeooo:rsid="00173c35" officeooo:paragraph-rsid="00173c35"/>
    </style:style>
    <style:style style:name="P3" style:family="paragraph" style:parent-style-name="Standard">
      <style:text-properties officeooo:rsid="00182b0e" officeooo:paragraph-rsid="00182b0e"/>
    </style:style>
    <style:style style:name="T1" style:family="text">
      <style:text-properties officeooo:rsid="0016f87e"/>
    </style:style>
    <style:style style:name="T2" style:family="text">
      <style:text-properties fo:font-weight="bold" officeooo:rsid="0016f87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2">Assignment-13</text:span></text:p>
      <text:p text:style-name="Standard"/>
      <text:p text:style-name="Standard"><text:s text:c="55"/><text:span text:style-name="T1">Using union clause</text:span></text:p>
      <text:p text:style-name="P1">1.</text:p>
      <text:p text:style-name="P1"><draw:frame draw:style-name="fr1" draw:name="Image1" text:anchor-type="char" svg:x="0cm" svg:y="0.238cm" svg:width="17cm" svg:height="3.089cm" draw:z-index="0"><draw:image xlink:href="Pictures/100000010000061B0000011C9117F3E3CF1303E6.png" xlink:type="simple" xlink:show="embed" xlink:actuate="onLoad" draw:mime-type="image/png"/></draw:frame><text:s text:c="169"/></text:p>
      <text:p text:style-name="P2">2.</text:p>
      <text:p text:style-name="P2"><draw:frame draw:style-name="fr1" draw:name="Image2" text:anchor-type="char" svg:x="0cm" svg:y="0.118cm" svg:width="17cm" svg:height="2.895cm" draw:z-index="1"><draw:image xlink:href="Pictures/100000010000077C0000012F7E4EC06A29834ABD.png" xlink:type="simple" xlink:show="embed" xlink:actuate="onLoad" draw:mime-type="image/png"/></draw:frame><text:s text:c="170"/></text:p>
      <text:p text:style-name="P3">3.</text:p>
      <text:p text:style-name="P3"><draw:frame draw:style-name="fr1" draw:name="Image3" text:anchor-type="char" svg:x="0cm" svg:y="0.171cm" svg:width="17cm" svg:height="3.115cm" draw:z-index="2"><draw:image xlink:href="Pictures/100000010000070A00000135A6DB37D07475AB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50:09.372819677</meta:creation-date>
    <dc:date>2023-09-18T17:25:35.556730994</dc:date>
    <meta:editing-duration>PT1H35M25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7" meta:word-count="7" meta:character-count="489" meta:non-whitespace-character-count="35"/>
  </office:meta>
</office:document-meta>
</file>